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507in"/>
    </style:style>
    <style:style style:name="Table1.B" style:family="table-column">
      <style:table-column-properties style:column-width="2.9215in"/>
    </style:style>
    <style:style style:name="Table1.C" style:family="table-column">
      <style:table-column-properties style:column-width="2.552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4201in"/>
    </style:style>
    <style:style style:name="Table2.B" style:family="table-column">
      <style:table-column-properties style:column-width="1.7014in"/>
    </style:style>
    <style:style style:name="Table2.C" style:family="table-column">
      <style:table-column-properties style:column-width="1.809in"/>
    </style:style>
    <style:style style:name="Table2.D" style:family="table-column">
      <style:table-column-properties style:column-width="1.994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Text_20_body" style:list-style-name="L15">
      <style:paragraph-properties fo:margin-top="0in" fo:margin-bottom="0in"/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imensionality reduction techniques 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1. Missing Ratio Value<text:tab/>1</text:p>
          <text:p text:style-name="P21">2. Low Variance Filter<text:tab/>1</text:p>
          <text:p text:style-name="P21">3. Random Forest for Feature Selection<text:tab/>2</text:p>
          <text:p text:style-name="P21">4. High Correlation Filter<text:tab/>2</text:p>
          <text:p text:style-name="P21">Summary Table<text:tab/>2</text:p>
          <text:p text:style-name="P21">5. PCA (Principal Component Analysis) and LDA (Linear Discriminant Analysis)<text:tab/>3</text:p>
          <text:p text:style-name="P21">6. PCA and LDA Compared to the Feature selection Techniques<text:tab/>3</text:p>
          <text:p text:style-name="P21">Key Differences<text:tab/>3</text:p>
          <text:p text:style-name="P21">Do PCA and LDA Fit in the Same Category?<text:tab/>3</text:p>
          <text:p text:style-name="P21">How They Complement Each Other<text:tab/>4</text:p>
        </text:index-body>
      </text:table-of-content>
      <text:p text:style-name="Standard"/>
      <text:p text:style-name="Standard"/>
      <text:h text:style-name="Heading_20_3" text:outline-level="3"><text:span text:style-name="Strong_20_Emphasis">1. Missing Ratio Value</text:span></text:h>
      <text:list xml:id="list8417886598691605322" text:style-name="L1">
        <text:list-item>
          <text:p text:style-name="P14"><text:span text:style-name="Strong_20_Emphasis">What it does</text:span>: Removes features with a high proportion of missing values in the dataset.</text:p>
        </text:list-item>
        <text:list-item>
          <text:p text:style-name="P14"><text:span text:style-name="Strong_20_Emphasis">Why it’s useful</text:span>: Features with many missing values provide little or no reliable information and may distort results.</text:p>
        </text:list-item>
        <text:list-item>
          <text:p text:style-name="P14"><text:span text:style-name="Strong_20_Emphasis">How it works</text:span>:</text:p>
          <text:list>
            <text:list-item>
              <text:p text:style-name="P2">Compute the missing ratio for each feature:</text:p>
            </text:list-item>
          </text:list>
        </text:list-item>
      </text:list>
      <text:p text:style-name="Text_20_body"/>
      <text:p text:style-name="Text_20_body">Set a threshold (e.g., 30%). Features with a missing ratio above this threshold are removed.</text:p>
      <text:list xml:id="list7475658910145874830" text:style-name="L4">
        <text:list-item>
          <text:p text:style-name="P3"><text:span text:style-name="Strong_20_Emphasis">Example</text:span>:</text:p>
        </text:list-item>
      </text:list>
      <text:list xml:id="list1712603271863669941" text:style-name="L5">
        <text:list-item>
          <text:p text:style-name="P4">A dataset with 1,000 samples has a feature where 500 values are missing. The missing ratio is 50%. If the threshold is 30%, this feature is removed.</text:p>
        </text:list-item>
      </text:list>
      <text:p text:style-name="Text_20_body"/>
      <text:h text:style-name="Heading_20_3" text:outline-level="3"><text:span text:style-name="Strong_20_Emphasis">2. Low Variance Filter</text:span></text:h>
      <text:list xml:id="list3421254273234289525" text:style-name="L6">
        <text:list-item>
          <text:p text:style-name="P15"><text:span text:style-name="Strong_20_Emphasis">What it does</text:span>: Removes features with very low variance (i.e., features that don’t change much across samples).</text:p>
        </text:list-item>
        <text:list-item>
          <text:p text:style-name="P15"><text:span text:style-name="Strong_20_Emphasis">Why it’s useful</text:span>: Low-variance features don’t contribute meaningfully to distinguishing between samples.</text:p>
        </text:list-item>
        <text:list-item>
          <text:p text:style-name="P15"><text:span text:style-name="Strong_20_Emphasis">How it works</text:span>:</text:p>
          <text:list>
            <text:list-item>
              <text:p text:style-name="P5">Compute the variance of each feature</text:p>
            </text:list-item>
          </text:list>
        </text:list-item>
      </text:list>
      <text:p text:style-name="Standard"/>
      <text:list xml:id="list483598882301855016" text:style-name="L8">
        <text:list-item>
          <text:p text:style-name="P6">Set a threshold (e.g., variance &lt; 0.01). Remove features with variance below this threshold.</text:p>
        </text:list-item>
      </text:list>
      <text:list xml:id="list8956900781417540843" text:style-name="L9">
        <text:list-item>
          <text:p text:style-name="P7"><text:span text:style-name="Strong_20_Emphasis">Example</text:span>:</text:p>
        </text:list-item>
      </text:list>
      <text:list xml:id="list3210280470635207452" text:style-name="L10">
        <text:list-item>
          <text:p text:style-name="P8"><text:soft-page-break/>A feature where all values are approximately the same (e.g., 1.01, 1.02, 1.03) has low variance and is removed.</text:p>
        </text:list-item>
      </text:list>
      <text:p text:style-name="Standard"/>
      <text:h text:style-name="Heading_20_3" text:outline-level="3"><text:span text:style-name="Strong_20_Emphasis">3. Random Forest for Feature Selection</text:span></text:h>
      <text:list xml:id="list7349256396834067354" text:style-name="L11">
        <text:list-item>
          <text:p text:style-name="P16"><text:span text:style-name="Strong_20_Emphasis">What it does</text:span>: Uses a Random Forest model to identify and select the most important features.</text:p>
        </text:list-item>
        <text:list-item>
          <text:p text:style-name="P16"><text:span text:style-name="Strong_20_Emphasis">Why it’s useful</text:span>: Random Forest provides feature importance scores based on how much each feature contributes to reducing prediction error.</text:p>
        </text:list-item>
        <text:list-item>
          <text:p text:style-name="P16"><text:span text:style-name="Strong_20_Emphasis">How it works</text:span>:</text:p>
          <text:list>
            <text:list-item>
              <text:p text:style-name="P16">Train a Random Forest classifier or regressor on the dataset.</text:p>
            </text:list-item>
            <text:list-item>
              <text:p text:style-name="P16">Compute the importance score for each feature based on how often it’s used in decision splits and its contribution to accuracy.</text:p>
            </text:list-item>
            <text:list-item>
              <text:p text:style-name="P16">Select features with importance scores above a chosen threshold.</text:p>
            </text:list-item>
          </text:list>
        </text:list-item>
        <text:list-item>
          <text:p text:style-name="P16"><text:span text:style-name="Strong_20_Emphasis">Example</text:span>:</text:p>
          <text:list>
            <text:list-item>
              <text:p text:style-name="P9">In a dataset with 100 features, Random Forest might identify the top 20 features that explain 95% of the variation.</text:p>
            </text:list-item>
          </text:list>
        </text:list-item>
      </text:list>
      <text:p text:style-name="Standard"/>
      <text:h text:style-name="Heading_20_3" text:outline-level="3"><text:span text:style-name="Strong_20_Emphasis">4. High Correlation Filter</text:span></text:h>
      <text:list xml:id="list4399297991670988848" text:style-name="L12">
        <text:list-item>
          <text:p text:style-name="P17"><text:span text:style-name="Strong_20_Emphasis">What it does</text:span>: Removes features that are highly correlated with each other.</text:p>
        </text:list-item>
        <text:list-item>
          <text:p text:style-name="P17"><text:span text:style-name="Strong_20_Emphasis">Why it’s useful</text:span>: Highly correlated features (e.g., two features that measure the same thing) provide redundant information.</text:p>
        </text:list-item>
        <text:list-item>
          <text:p text:style-name="P17"><text:span text:style-name="Strong_20_Emphasis">How it works</text:span>:</text:p>
          <text:list>
            <text:list-item>
              <text:p text:style-name="P17">Compute the correlation matrix for all features.</text:p>
            </text:list-item>
            <text:list-item>
              <text:p text:style-name="P17">Identify feature pairs with a correlation coefficient above a threshold (e.g., ∣r∣&gt;0.9).</text:p>
            </text:list-item>
            <text:list-item>
              <text:p text:style-name="P17">Remove one feature from each pair.</text:p>
            </text:list-item>
          </text:list>
        </text:list-item>
        <text:list-item>
          <text:p text:style-name="P17"><text:span text:style-name="Strong_20_Emphasis">Example</text:span>:</text:p>
          <text:list>
            <text:list-item>
              <text:p text:style-name="P10">Features like height in inches and height in centimeters are highly correlated. One of them can be removed.</text:p>
            </text:list-item>
          </text:list>
        </text:list-item>
      </text:list>
      <text:p text:style-name="Standard"/>
      <text:h text:style-name="Heading_20_3" text:outline-level="3"><text:span text:style-name="Strong_20_Emphasis">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Technique</text:span></text:p>
            </table:table-cell>
            <table:table-cell table:style-name="Table1.A1" office:value-type="string">
              <text:p text:style-name="Table_20_Heading"><text:span text:style-name="Strong_20_Emphasis">When to Use</text:span></text:p>
            </table:table-cell>
            <table:table-cell table:style-name="Table1.A1" office:value-type="string">
              <text:p text:style-name="Table_20_Heading"><text:span text:style-name="Strong_20_Emphasis">Outcom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issing Ratio Value</text:span></text:p>
          </table:table-cell>
          <table:table-cell table:style-name="Table1.A1" office:value-type="string">
            <text:p text:style-name="Table_20_Contents">When dataset has many missing values</text:p>
          </table:table-cell>
          <table:table-cell table:style-name="Table1.A1" office:value-type="string">
            <text:p text:style-name="Table_20_Contents">Removes features with too many missing valu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w Variance Filter</text:span></text:p>
          </table:table-cell>
          <table:table-cell table:style-name="Table1.A1" office:value-type="string">
            <text:p text:style-name="Table_20_Contents">When features don’t vary much across samples</text:p>
          </table:table-cell>
          <table:table-cell table:style-name="Table1.A1" office:value-type="string">
            <text:p text:style-name="Table_20_Contents">Removes uninformative featur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andom Forest</text:span></text:p>
          </table:table-cell>
          <table:table-cell table:style-name="Table1.A1" office:value-type="string">
            <text:p text:style-name="Table_20_Contents">When feature importance is needed for predictive modeling</text:p>
          </table:table-cell>
          <table:table-cell table:style-name="Table1.A1" office:value-type="string">
            <text:p text:style-name="Table_20_Contents">Selects features that contribute to accurac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igh Correlation Filter</text:span></text:p>
          </table:table-cell>
          <table:table-cell table:style-name="Table1.A1" office:value-type="string">
            <text:p text:style-name="Table_20_Contents">When features are strongly correlated</text:p>
          </table:table-cell>
          <table:table-cell table:style-name="Table1.A1" office:value-type="string">
            <text:p text:style-name="Table_20_Contents">Removes redundant features.</text:p>
          </table:table-cell>
        </table:table-row>
      </table:table>
      <text:p text:style-name="Text_20_body">These techniques are typically applied during the feature selection or preprocessing stage to improve model performance and reduce computation time.</text:p>
      <text:h text:style-name="Heading_20_3" text:outline-level="3"><text:soft-page-break/><text:span text:style-name="Strong_20_Emphasis">5. PCA (Principal Component Analysis) and </text:span><text:span text:style-name="Strong_20_Emphasis">LDA (Linear Discriminant Analysis)</text:span></text:h>
      <text:p text:style-name="Standard"><text:span text:style-name="Strong_20_Emphasis">PCA (Principal Component Analysis)</text:span> and <text:span text:style-name="Strong_20_Emphasis">LDA (Linear Discriminant Analysis)</text:span> are also considered <text:span text:style-name="Strong_20_Emphasis">dimensionality reduction techniques</text:span>, but they fall into a slightly different category, Feature Transformation.</text:p>
      <text:p text:style-name="Standard"/>
      <text:h text:style-name="Heading_20_3" text:outline-level="3"><text:span text:style-name="Strong_20_Emphasis">6. PCA and LDA Compared to the Feature selection Techniques</text:span></text:h>
      <text:list xml:id="list4528403596133026901" text:style-name="L13">
        <text:list-item>
          <text:p text:style-name="P11"><text:span text:style-name="Strong_20_Emphasis">PCA and LDA Focus on Feature Transformation</text:span>:</text:p>
          <text:list>
            <text:list-item>
              <text:p text:style-name="P18">PCA and LDA transform the data into a new set of features (linear combinations of the original ones).</text:p>
            </text:list-item>
            <text:list-item>
              <text:p text:style-name="P18">In contrast, techniques like <text:span text:style-name="Strong_20_Emphasis">Missing Ratio Value</text:span>, <text:span text:style-name="Strong_20_Emphasis">Low Variance Filter</text:span>, <text:span text:style-name="Strong_20_Emphasis">Random Forest</text:span>, and <text:span text:style-name="Strong_20_Emphasis">High Correlation Filter</text:span> focus on <text:span text:style-name="Strong_20_Emphasis">feature selection</text:span> (choosing a subset of existing features).</text:p>
            </text:list-item>
          </text:list>
        </text:list-item>
        <text:list-item>
          <text:p text:style-name="P11"><text:span text:style-name="Strong_20_Emphasis">Goal</text:span>:</text:p>
          <text:list>
            <text:list-item>
              <text:p text:style-name="P18">PCA and LDA aim to reduce dimensions while retaining most of the information (PCA) or class separation (LDA).</text:p>
            </text:list-item>
            <text:list-item>
              <text:p text:style-name="P11">Other techniques aim to remove irrelevant or redundant features without creating new ones.</text:p>
            </text:list-item>
          </text:list>
        </text:list-item>
      </text:list>
      <text:p text:style-name="Standard"/>
      <text:h text:style-name="Heading_20_3" text:outline-level="3"><text:span text:style-name="Strong_20_Emphasis">Key Differenc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Aspect</text:span></text:p>
            </table:table-cell>
            <table:table-cell table:style-name="Table2.A1" office:value-type="string">
              <text:p text:style-name="Table_20_Heading"><text:span text:style-name="Strong_20_Emphasis">PCA</text:span></text:p>
            </table:table-cell>
            <table:table-cell table:style-name="Table2.A1" office:value-type="string">
              <text:p text:style-name="Table_20_Heading"><text:span text:style-name="Strong_20_Emphasis">LDA</text:span></text:p>
            </table:table-cell>
            <table:table-cell table:style-name="Table2.A1" office:value-type="string">
              <text:p text:style-name="Table_20_Heading"><text:span text:style-name="Strong_20_Emphasis">Other Technique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Type</text:span></text:p>
          </table:table-cell>
          <table:table-cell table:style-name="Table2.A1" office:value-type="string">
            <text:p text:style-name="Table_20_Contents">Feature transformation</text:p>
          </table:table-cell>
          <table:table-cell table:style-name="Table2.A1" office:value-type="string">
            <text:p text:style-name="Table_20_Contents">Feature transformation</text:p>
          </table:table-cell>
          <table:table-cell table:style-name="Table2.A1" office:value-type="string">
            <text:p text:style-name="Table_20_Contents">Feature selec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upervised/Unsupervised</text:span></text:p>
          </table:table-cell>
          <table:table-cell table:style-name="Table2.A1" office:value-type="string">
            <text:p text:style-name="Table_20_Contents">Unsupervised</text:p>
          </table:table-cell>
          <table:table-cell table:style-name="Table2.A1" office:value-type="string">
            <text:p text:style-name="Table_20_Contents">Supervised</text:p>
          </table:table-cell>
          <table:table-cell table:style-name="Table2.A1" office:value-type="string">
            <text:p text:style-name="Table_20_Contents">Can be either (e.g., Random Forest is supervised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imary Goal</text:span></text:p>
          </table:table-cell>
          <table:table-cell table:style-name="Table2.A1" office:value-type="string">
            <text:p text:style-name="Table_20_Contents">Maximize variance</text:p>
          </table:table-cell>
          <table:table-cell table:style-name="Table2.A1" office:value-type="string">
            <text:p text:style-name="Table_20_Contents">Maximize class separation</text:p>
          </table:table-cell>
          <table:table-cell table:style-name="Table2.A1" office:value-type="string">
            <text:p text:style-name="Table_20_Contents">Remove irrelevant or redundant featur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utput Features</text:span></text:p>
          </table:table-cell>
          <table:table-cell table:style-name="Table2.A1" office:value-type="string">
            <text:p text:style-name="Table_20_Contents">New features (principal components)</text:p>
          </table:table-cell>
          <table:table-cell table:style-name="Table2.A1" office:value-type="string">
            <text:p text:style-name="Table_20_Contents">New features (discriminant components)</text:p>
          </table:table-cell>
          <table:table-cell table:style-name="Table2.A1" office:value-type="string">
            <text:p text:style-name="Table_20_Contents">Subset of the original features</text:p>
          </table:table-cell>
        </table:table-row>
      </table:table>
      <text:p text:style-name="Standard"/>
      <text:h text:style-name="Heading_20_3" text:outline-level="3"><text:span text:style-name="Strong_20_Emphasis">Do PCA and LDA Fit in the Same Category?</text:span></text:h>
      <text:list xml:id="list5476095248771016192" text:style-name="L14">
        <text:list-item>
          <text:p text:style-name="P12"><text:span text:style-name="Strong_20_Emphasis">Yes, partially.</text:span></text:p>
          <text:list>
            <text:list-item>
              <text:p text:style-name="P19">They are part of the broader dimensionality reduction category but focus on transforming data rather than selecting existing features.</text:p>
            </text:list-item>
          </text:list>
        </text:list-item>
        <text:list-item>
          <text:p text:style-name="P12"><text:span text:style-name="Strong_20_Emphasis">When to Use</text:span>:</text:p>
          <text:list>
            <text:list-item>
              <text:p text:style-name="P19"><text:span text:style-name="Strong_20_Emphasis">PCA/LDA</text:span>: Use when dimensionality is high and you want to create a compact representation of the data for modeling or visualization.</text:p>
            </text:list-item>
            <text:list-item>
              <text:p text:style-name="P12"><text:span text:style-name="Strong_20_Emphasis">Feature Selection Techniques</text:span>: Use when you aim to remove redundant, irrelevant, or problematic features without altering the feature space.</text:p>
            </text:list-item>
          </text:list>
        </text:list-item>
      </text:list>
      <text:p text:style-name="Standard"/>
      <text:p text:style-name="Standard"><text:soft-page-break/></text:p>
      <text:h text:style-name="Heading_20_3" text:outline-level="3"><text:span text:style-name="Strong_20_Emphasis">How They Complement Each Other</text:span></text:h>
      <text:p text:style-name="Text_20_body">These techniques can often be <text:span text:style-name="Strong_20_Emphasis">used together</text:span>:</text:p>
      <text:list xml:id="list3475035186001644466" text:style-name="L15">
        <text:list-item>
          <text:p text:style-name="P20">Start with <text:span text:style-name="Strong_20_Emphasis">Missing Ratio Value</text:span> or <text:span text:style-name="Strong_20_Emphasis">High Correlation Filter</text:span> to clean up the dataset.</text:p>
        </text:list-item>
        <text:list-item>
          <text:p text:style-name="P13">Use <text:span text:style-name="Strong_20_Emphasis">PCA</text:span> or <text:span text:style-name="Strong_20_Emphasis">LDA</text:span> to further reduce dimensions for better performance or visualization.</text:p>
        </text:list-item>
      </text:list>
      <text:p text:style-name="Text_20_body">This way, you achieve both <text:span text:style-name="Strong_20_Emphasis">feature selection</text:span> and <text:span text:style-name="Strong_20_Emphasis">feature transformation</text:span>, optimizing your dataset for machine learning task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8T17:24:05.78</meta:creation-date>
    <dc:date>2024-12-18T17:36:59.89</dc:date>
    <dc:creator>Akram MTir</dc:creator>
    <meta:editing-duration>PT12M52S</meta:editing-duration>
    <meta:editing-cycles>6</meta:editing-cycles>
    <meta:generator>OpenOffice/4.1.11$Win32 OpenOffice.org_project/4111m1$Build-9808</meta:generator>
    <meta:document-statistic meta:table-count="2" meta:image-count="0" meta:object-count="0" meta:page-count="4" meta:paragraph-count="104" meta:word-count="858" meta:character-count="5365"/>
  </office:meta>
</office:document-meta>
</file>